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3.755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T_results" table:style-name="ta1">
        <table:shapes>
          <draw:frame draw:z-index="0" draw:style-name="gr1" draw:text-style-name="P1" svg:width="9.6354in" svg:height="6.863in" svg:x="8.437in" svg:y="0.4394in">
            <draw:object draw:notify-on-update-of-ranges="GPT_results.A2:GPT_results.A48 GPT_results.C1:GPT_results.C1 GPT_results.C2:GPT_results.C48 GPT_results.D1:GPT_results.D1 GPT_results.D2:GPT_results.D48 GPT_results.E1:GPT_results.E1 GPT_results.E2:GPT_results.E48 GPT_results.F1:GPT_results.F1 GPT_results.F2:GPT_results.F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Mixtral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country geo by learner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C2:.F2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C3:.F3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partner nodes by partner typ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C4:.F4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5:.F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6:.F6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pass rate chart to verification r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:.F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bottom right chart to show verification 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8:.F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9:.F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first chart to show total enrollments by y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0:.F1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top left chart to show total enrollments by y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11:.F1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credentials earned chart to a line chart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C12:.F12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3:.F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the last char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4:.F14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all the char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:.F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6:.F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16])/15" office:value-type="float" office:value="15.7333333333333" calcext:value-type="float">
            <text:p>15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country geo by learner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8:.F18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19:.F1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C20:.F20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21:.F21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C22:.F22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pass rate chart to verification rat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3:.F2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bottom right chart to show verification ra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24:.F24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5:.F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26:.F26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top left chart to show total enrollments by yea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27:.F27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credentials earned chart to a line char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28:.F28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Activate demo mo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29:.F2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the last char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30:.F30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all the char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31:.F3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2:.F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18:.G32])/15" office:value-type="float" office:value="23.3333333333333" calcext:value-type="float">
            <text:p>2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country geo by learner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34:.F3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C35:.F35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36:.F36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37:.F3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38:.F38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pass rate chart to verification rat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39:.F39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bottom right chart to show verification r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40:.F40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1:.F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first chart to show total enrollments by yea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C42:.F42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top left chart to show total enrollments by yea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43:.F43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credentials earned chart to a line chart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SUM([.C44:.F44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Activate demo mod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45:.F45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the last chart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SUM([.C46:.F46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all the char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47:.F4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8:.F48])" office:value-type="float" office:value="0" calcext:value-type="float">
            <text:p>0</text:p>
          </table:table-cell>
          <table:table-cell table:formula="of:=SUM([.G34:.G47])/15" office:value-type="float" office:value="26.9333333333333" calcext:value-type="float">
            <text:p>26.9333333333333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:.C48])" office:value-type="float" office:value="250" calcext:value-type="float">
            <text:p>250</text:p>
          </table:table-cell>
          <table:table-cell table:formula="of:=SUM([.D1:.D48])" office:value-type="float" office:value="229" calcext:value-type="float">
            <text:p>229</text:p>
          </table:table-cell>
          <table:table-cell table:formula="of:=SUM([.E1:.E48])" office:value-type="float" office:value="261" calcext:value-type="float">
            <text:p>261</text:p>
          </table:table-cell>
          <table:table-cell table:formula="of:=SUM([.F1:.F48])" office:value-type="float" office:value="250" calcext:value-type="float">
            <text:p>250</text:p>
          </table:table-cell>
          <table:table-cell table:formula="of:=SUM([.C49:.F49])"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over all(not 14)</text:p>
          </table:table-cell>
          <table:table-cell/>
          <table:table-cell table:formula="of:=SUM([.C49]; 167;101;72)" office:value-type="float" office:value="590" calcext:value-type="float">
            <text:p>590</text:p>
          </table:table-cell>
          <table:table-cell table:formula="of:=SUM([.D49]; 147; 106;69)" office:value-type="float" office:value="551" calcext:value-type="float">
            <text:p>551</text:p>
          </table:table-cell>
          <table:table-cell table:formula="of:=SUM([.E49];139;114;62)" office:value-type="float" office:value="576" calcext:value-type="float">
            <text:p>576</text:p>
          </table:table-cell>
          <table:table-cell table:formula="of:=SUM([.F49]; 117;113;69)"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  <table:table-cell table:formula="of:=[.G49]/45"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parsity?</text:p>
          </table:table-cell>
          <table:table-cell table:number-columns-repeated="5"/>
          <table:table-cell table:formula="of:=[.G49]/COUNTIF([.G2:.G48];&quot;&gt;0&quot;)" office:value-type="float" office:value="24.75" calcext:value-type="float">
            <text:p>24.75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I52:.I66])/15" office:value-type="float" office:value="26.9333333333333" calcext:value-type="float">
            <text:p>26.9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5T11:28:11.452373458</dc:date>
    <meta:editing-duration>PT9H59M34S</meta:editing-duration>
    <meta:editing-cycles>6</meta:editing-cycles>
    <meta:generator>LibreOffice/7.3.7.2$Linux_X86_64 LibreOffice_project/30$Build-2</meta:generator>
    <meta:document-statistic meta:table-count="1" meta:cell-count="3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75cm" svg:height="17.433cm" xlink:href=".." xlink:type="simple" chart:class="chart:bar" chart:style-name="ch1">
        <chart:title svg:x="11.386cm" svg:y="0.484cm" chart:style-name="ch2">
          <text:p>GPT-4o</text:p>
        </chart:title>
        <chart:legend chart:legend-position="end" svg:x="22.688cm" svg:y="7.67cm" style:legend-expansion="high" chart:style-name="ch3"/>
        <chart:plot-area chart:style-name="ch4" table:cell-range-address="GPT_results.A2:GPT_results.A48 GPT_results.C1:GPT_results.F48" chart:data-source-has-labels="both" svg:x="0.513cm" svg:y="0.148cm" svg:width="20.654cm" svg:height="16.827cm">
          <chart:coordinate-region svg:x="1.438cm" svg:y="0.348cm" svg:width="19.729cm" svg:height="14.974cm"/>
          <chart:axis chart:dimension="x" chart:name="primary-x" chart:style-name="ch5" chartooo:axis-type="auto">
            <chartooo:date-scale/>
            <chart:categories table:cell-range-address="GPT_results.A2:GPT_results.A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PT_results.C2:GPT_results.C48" chart:label-cell-address="GPT_results.C1:GPT_results.C1" chart:class="chart:bar">
            <chart:data-point chart:repeated="47"/>
          </chart:series>
          <chart:series chart:style-name="ch9" chart:values-cell-range-address="GPT_results.D2:GPT_results.D48" chart:label-cell-address="GPT_results.D1:GPT_results.D1" chart:class="chart:bar">
            <chart:data-point chart:repeated="47"/>
          </chart:series>
          <chart:series chart:style-name="ch10" chart:values-cell-range-address="GPT_results.E2:GPT_results.E48" chart:label-cell-address="GPT_results.E1:GPT_results.E1" chart:class="chart:bar">
            <chart:data-point chart:repeated="47"/>
          </chart:series>
          <chart:series chart:style-name="ch11" chart:values-cell-range-address="GPT_results.F2:GPT_results.F48" chart:label-cell-address="GPT_results.F1:GPT_results.F1" chart:class="chart:ba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t</text:p>
                <draw:g>
                  <svg:desc>GPT_results.C1:GPT_results.C1</svg:desc>
                </draw:g>
              </table:table-cell>
              <table:table-cell office:value-type="string">
                <text:p>Llama</text:p>
                <draw:g>
                  <svg:desc>GPT_results.D1:GPT_results.D1</svg:desc>
                </draw:g>
              </table:table-cell>
              <table:table-cell office:value-type="string">
                <text:p>Mixtral</text:p>
                <draw:g>
                  <svg:desc>GPT_results.E1:GPT_results.E1</svg:desc>
                </draw:g>
              </table:table-cell>
              <table:table-cell office:value-type="string">
                <text:p>Qwen</text:p>
                <draw:g>
                  <svg:desc>GPT_results.F1:GPT_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1results</text:p>
                <draw:g>
                  <svg:desc>GPT_results.A2:GPT_results.A48</svg:desc>
                </draw:g>
              </table:table-cell>
              <table:table-cell office:value-type="float" office:value="9">
                <text:p>9</text:p>
                <draw:g>
                  <svg:desc>GPT_results.C2:GPT_results.C48</svg:desc>
                </draw:g>
              </table:table-cell>
              <table:table-cell office:value-type="float" office:value="2">
                <text:p>2</text:p>
                <draw:g>
                  <svg:desc>GPT_results.D2:GPT_results.D48</svg:desc>
                </draw:g>
              </table:table-cell>
              <table:table-cell office:value-type="float" office:value="10">
                <text:p>10</text:p>
                <draw:g>
                  <svg:desc>GPT_results.E2:GPT_results.E48</svg:desc>
                </draw:g>
              </table:table-cell>
              <table:table-cell office:value-type="float" office:value="8">
                <text:p>8</text:p>
                <draw:g>
                  <svg:desc>GPT_results.F2:GPT_results.F48</svg:desc>
                </draw:g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